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68.74mm" svg:y="5.51mm">
            <loext:p draw:notify-on-update-of-ranges="Foglio1.A2:Foglio1.A2 Foglio1.A3:Foglio1.A4 Foglio1.B2:Foglio1.B2 Foglio1.B3:Foglio1.B4 Foglio1.C2:Foglio1.C2 Foglio1.C3:Foglio1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Obbligatori</text:p>
          </table:table-cell>
          <table:table-cell office:value-type="string" calcext:value-type="string">
            <text:p>Desiderabili</text:p>
          </table:table-cell>
        </table:table-row>
        <table:table-row table:style-name="ro1">
          <table:table-cell office:value-type="string" calcext:value-type="string">
            <text:p>Total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ddisfatti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0:46:20.541499109</meta:creation-date>
    <dc:date>2016-03-22T10:54:08.546352788</dc:date>
    <meta:editing-duration>PT7M49S</meta:editing-duration>
    <meta:editing-cycles>1</meta:editing-cycles>
    <meta:document-statistic meta:table-count="1" meta:cell-count="8" meta:object-count="1"/>
    <meta:generator>LibreOffice/5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57cm" svg:y="0.316cm" chart:style-name="ch2">
          <text:p>Requisiti</text:p>
        </chart:title>
        <chart:legend chart:legend-position="end" svg:x="13.472cm" svg:y="3.952cm" style:legend-expansion="high" chart:style-name="ch3"/>
        <chart:plot-area chart:style-name="ch4" table:cell-range-address="Foglio1.A2:Foglio1.C4" chart:data-source-has-labels="both" svg:x="0.32cm" svg:y="1.301cm" svg:width="12.832cm" svg:height="7.519cm">
          <chartooo:coordinate-region svg:x="0.941cm" svg:y="1.5cm" svg:width="12.211cm" svg:height="6.673cm"/>
          <chart:axis chart:dimension="x" chart:name="primary-x" chart:style-name="ch5" chartooo:axis-type="auto">
            <chartooo:date-scale/>
            <chart:categories table:cell-range-address="Foglio1.A3:Foglio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B3:Foglio1.B4" chart:label-cell-address="Foglio1.B2:Foglio1.B2" chart:class="chart:bar">
            <chart:data-point chart:repeated="2"/>
          </chart:series>
          <chart:series chart:style-name="ch9" chart:values-cell-range-address="Foglio1.C3:Foglio1.C4" chart:label-cell-address="Foglio1.C2:Foglio1.C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bligatori</text:p>
                <draw:g>
                  <svg:desc>Foglio1.B2:Foglio1.B2</svg:desc>
                </draw:g>
              </table:table-cell>
              <table:table-cell office:value-type="string">
                <text:p>Desiderabili</text:p>
                <draw:g>
                  <svg:desc>Foglio1.C2:Foglio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e</text:p>
                <draw:g>
                  <svg:desc>Foglio1.A3:Foglio1.A4</svg:desc>
                </draw:g>
              </table:table-cell>
              <table:table-cell office:value-type="float" office:value="20">
                <text:p>20</text:p>
                <draw:g>
                  <svg:desc>Foglio1.B3:Foglio1.B4</svg:desc>
                </draw:g>
              </table:table-cell>
              <table:table-cell office:value-type="float" office:value="3">
                <text:p>3</text:p>
                <draw:g>
                  <svg:desc>Foglio1.C3:Foglio1.C4</svg:desc>
                </draw:g>
              </table:table-cell>
            </table:table-row>
            <table:table-row>
              <table:table-cell office:value-type="string">
                <text:p>Soddisfatti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